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118.7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table:style-name="Default" office:value-type="string" calcext:value-type="string">
            <text:p>ClosureDate</text:p>
          </table:table-cell>
          <table:table-cell office:value-type="string" calcext:value-type="string">
            <text:p>WhiteList</text:p>
          </table:table-cell>
          <table:table-cell office:value-type="string" calcext:value-type="string">
            <text:p>BlackLi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runei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3/1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5/3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4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4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3/2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3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4/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iwan*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4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go (Brazzaville)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go (Kinshasa)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4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4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4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4/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3/18/20</text:p>
          </table:table-cell>
          <table:table-cell table:number-columns-repeated="2"/>
          <table:table-cell office:value-type="string" calcext:value-type="string">
            <text:p>Did close to non-Americans on 3/16/20 but total closure on 3/18/20</text:p>
          </table:table-cell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4/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3/2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4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3/1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5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4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3/1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4/1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3/14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3/17/20</text:p>
          </table:table-cell>
          <table:table-cell office:value-type="string" calcext:value-type="string">
            <text:p>EU,Switzerland,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4/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3/17/20</text:p>
          </table:table-cell>
          <table:table-cell office:value-type="string" calcext:value-type="string">
            <text:p>EU,Switzerland,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3/2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3/1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3/2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4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3/22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3/2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string" calcext:value-type="string">
            <text:p>3/1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3/1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3/1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3/28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3/15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shall Islands</text:p>
          </table:table-cell>
          <table:table-cell office:value-type="string" calcext:value-type="string">
            <text:p>5/5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/1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table:style-name="Default" office:value-type="string" calcext:value-type="string">
            <text:p>3/19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ji</text:p>
          </table:table-cell>
          <table:table-cell table:style-name="Default"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table:style-name="Default" office:value-type="string" calcext:value-type="string">
            <text:p>3/26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nuatu</text:p>
          </table:table-cell>
          <table:table-cell table:style-name="Default" office:value-type="string" calcext:value-type="string">
            <text:p>3/2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table:style-name="Default" office:value-type="string" calcext:value-type="string">
            <text:p>3/19/20</text:p>
          </table:table-cell>
          <table:table-cell/>
          <table:table-cell office:value-type="string" calcext:value-type="string">
            <text:p>Austria,Belgium,China,Czechia,Denmark,Estonia,Finland,France,Germany,Greece,Hungary,Iceland,Iran,Iraq,South Korea,Latvia,Liechtenstein,Lithuania,Luxembourg,Malta,Netherlands,Norway,Poland,Portugal,Slovakia,Slovenia,Spain,Sweden,Switzerland,United Kingdom,United Sta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table:style-name="Default" office:value-type="string" calcext:value-type="string">
            <text:p>3/20/20</text:p>
          </table:table-cell>
          <table:table-cell/>
          <table:table-cell office:value-type="string" calcext:value-type="string">
            <text:p>Austria,Belgium,China,Denmark,France,Germany,India,Iran,Italy,Japan,South Korea,Netherlands,Norway,Spain,Sweden,Switzerland,US,United King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table:style-name="Default" office:value-type="string" calcext:value-type="string">
            <text:p>3/30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Austria,Belgium,Bulgaria,China,Croatia,Cyprus,Czechia,Denmark,Estonia,Finland,France,Germany,Greece,Hungary,Italy,Ireland,Japan,South Korea,Latvia,Liechtenstein,Lithuania,Luxembourg,Malta,Netherlands,Norway,Poland,Portugal,Romania,Spain,Slovakia,Slovenia,Sweden,Switzerland,US,United King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E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table:style-name="Default" office:value-type="string" calcext:value-type="string">
            <text:p>3/23/20</text:p>
          </table:table-cell>
          <table:table-cell table:number-columns-repeated="2"/>
          <table:table-cell office:value-type="string" calcext:value-type="string">
            <text:p>They did an incremental ban but I cannot be bothered sorting through all of that mess and just said they did a total ban…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style-name="Default" office:value-type="string" calcext:value-type="string">
            <text:p>3/27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table:style-name="Default" office:value-type="string" calcext:value-type="string">
            <text:p>3/16/20</text:p>
          </table:table-cell>
          <table:table-cell/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table:style-name="Default" office:value-type="string" calcext:value-type="string">
            <text:p>4/13/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table:style-name="Default" office:value-type="string" calcext:value-type="string">
            <text:p>3/15/20</text:p>
          </table:table-cell>
          <table:table-cell office:value-type="string" calcext:value-type="string">
            <text:p>EU,Switzerland,United King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2/2/20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2/20</text:p>
          </table:table-cell>
          <table:table-cell/>
          <table:table-cell office:value-type="string" calcext:value-type="string">
            <text:p>China,Ir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13/20</text:p>
          </table:table-cell>
          <table:table-cell/>
          <table:table-cell office:value-type="string" calcext:value-type="string">
            <text:p>China,Iran,E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3/14/20</text:p>
          </table:table-cell>
          <table:table-cell/>
          <table:table-cell office:value-type="string" calcext:value-type="string">
            <text:p>China,Iran,EU,Ireland,United Kingdom</text:p>
          </table:table-cell>
          <table:table-cell/>
        </table:table-row>
        <table:table-row table:style-name="ro1" table:number-rows-repeated="6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4:50:11.943205534</meta:creation-date>
    <dc:date>2020-05-24T16:56:36.385626639</dc:date>
    <meta:editing-duration>PT32M52S</meta:editing-duration>
    <meta:editing-cycles>5</meta:editing-cycles>
    <meta:generator>LibreOffice/6.0.7.3$Linux_X86_64 LibreOffice_project/00m0$Build-3</meta:generator>
    <meta:document-statistic meta:table-count="1" meta:cell-count="262" meta:object-count="0"/>
  </office:meta>
</office:document-meta>
</file>